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00c" officeooo:paragraph-rsid="000ba00c"/>
    </style:style>
    <style:style style:name="P2" style:family="paragraph" style:parent-style-name="Standard">
      <style:text-properties fo:color="#ce181e" officeooo:rsid="000bb190" officeooo:paragraph-rsid="000bb190"/>
    </style:style>
    <style:style style:name="P3" style:family="paragraph" style:parent-style-name="Standard">
      <style:text-properties fo:color="#ce181e" officeooo:rsid="000bb190" officeooo:paragraph-rsid="000bb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lication réponse serveur : </text:p>
      <text:p text:style-name="P1"/>
      <text:p text:style-name="P1">Dans la fonction qui regarde les commandes, on donne une réponse au client qui envoie la cmd : soit null si pas de réponse, soit la réponse attendue. </text:p>
      <text:p text:style-name="P1"/>
      <text:p text:style-name="P1">Quand on veut envoyer un message en broadcast, la fonction cmd comprend qu’il faut envoyer un lessage en broadcast et appelle la fonction do_write_broadcast qui va envoyer la réponse à tout les utilisateurs sauf celui qui vient d’envoyer un message (qui recevra null)</text:p>
      <text:p text:style-name="P1"/>
      <text:p text:style-name="P2">Il faudrait qu’il n’y ait carrement rien de write quand pas de réponse ! </text:p>
      <text:p text:style-name="P2"/>
      <text:p text:style-name="P2">strcpy(client-&gt;psd,msg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23:38:22.792671507</meta:creation-date>
    <dc:date>2018-11-05T09:17:47.348668492</dc:date>
    <meta:editing-duration>PT5M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5" meta:word-count="90" meta:character-count="544" meta:non-whitespace-character-count="456"/>
  </office:meta>
</office:document-meta>
</file>